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e7b70" officeooo:paragraph-rsid="001e7b70" style:font-size-asian="13.1000003814697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221519" officeooo:paragraph-rsid="00221519"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01e7b70" officeooo:paragraph-rsid="001e7b7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e7b70" officeooo:paragraph-rsid="002a682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e7b70" officeooo:paragraph-rsid="002e27d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f9762" officeooo:paragraph-rsid="001f976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f9762" officeooo:paragraph-rsid="001fc2b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fc2b2" officeooo:paragraph-rsid="001fc2b2"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normal" officeooo:rsid="0024115b" officeooo:paragraph-rsid="0024115b" style:font-size-asian="12pt" style:font-weight-asian="normal" style:font-size-complex="12pt" style:font-weight-complex="normal"/>
    </style:style>
    <style:style style:name="T1" style:family="text">
      <style:text-properties officeooo:rsid="001f9762"/>
    </style:style>
    <style:style style:name="T2" style:family="text">
      <style:text-properties officeooo:rsid="001fc2b2"/>
    </style:style>
    <style:style style:name="T3" style:family="text">
      <style:text-properties officeooo:rsid="00217a9a"/>
    </style:style>
    <style:style style:name="T4" style:family="text">
      <style:text-properties officeooo:rsid="0026b8a9"/>
    </style:style>
    <style:style style:name="T5" style:family="text">
      <style:text-properties officeooo:rsid="0027c3b4"/>
    </style:style>
    <style:style style:name="T6" style:family="text">
      <style:text-properties officeooo:rsid="0028aab9"/>
    </style:style>
    <style:style style:name="T7" style:family="text">
      <style:text-properties officeooo:rsid="002a6822"/>
    </style:style>
    <style:style style:name="T8" style:family="text">
      <style:text-properties officeooo:rsid="002a8065"/>
    </style:style>
    <style:style style:name="T9" style:family="text">
      <style:text-properties officeooo:rsid="002ad9e6"/>
    </style:style>
    <style:style style:name="T10" style:family="text">
      <style:text-properties officeooo:rsid="002c09a5"/>
    </style:style>
    <style:style style:name="T11" style:family="text">
      <style:text-properties officeooo:rsid="002c7b51"/>
    </style:style>
    <style:style style:name="T12" style:family="text">
      <style:text-properties officeooo:rsid="002d7ebd"/>
    </style:style>
    <style:style style:name="T13" style:family="text">
      <style:text-properties officeooo:rsid="002df1cf"/>
    </style:style>
    <style:style style:name="T14" style:family="text">
      <style:text-properties officeooo:rsid="002e27d4"/>
    </style:style>
    <style:style style:name="T15" style:family="text">
      <style:text-properties officeooo:rsid="002e66ed"/>
    </style:style>
    <style:style style:name="T16" style:family="text">
      <style:text-properties officeooo:rsid="002eaf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 OS X</text:p>
      <text:p text:style-name="P1"/>
      <text:p text:style-name="P9">Deployment for MAC OS X</text:p>
      <text:p text:style-name="P1"/>
      <text:p text:style-name="P3">If you have to deploy OPP on MAC OS X, you must first compile OPP on MAC on release mode. You'll find in the output directory the bundle created by QT called "opp.app". </text:p>
      <text:p text:style-name="P3"/>
      <text:p text:style-name="P4"><text:span text:style-name="T4">Then</text:span>, you use "macdeployqt" which is the Qt tool which put<text:span text:style-name="T7">s</text:span> the <text:span text:style-name="T6">Qt </text:span>".framework" director<text:span text:style-name="T5">ies</text:span> into our bundle "Frameworks" directory. <text:span text:style-name="T8">It </text:span>put<text:span text:style-name="T7">s</text:span> the .dylib <text:span text:style-name="T9">binary </text:span>files from Qt into the "Plugins" directory and automates the change of <text:span text:style-name="T10">dependencies </text:span>path in the ".framework" <text:span text:style-name="T10">directories executables</text:span> and the Qt plugins. <text:span text:style-name="T16">It's located in the "bin" folder from the Qt directory installed on your computer. </text:span></text:p>
      <text:p text:style-name="P3"/>
      <text:p text:style-name="P5">Note that to do this manually you have to copy all the concerned d<text:span text:style-name="T11">ependencies </text:span>from the Qt folder in good directories <text:span text:style-name="T12">of</text:span> the "opp.app" bundl<text:span text:style-name="T13">e</text:span>. Then you have to use "otool" in command line to display the id of the binaries files and <text:span text:style-name="T16">the path of </text:span>their dependencies (including the "opp" executable in "opp.app/Contents/MacOs/", the "opp.app/Frameworks" content and the "opp.app/Plugins" content). Finally you have to use "install_name_tool" in command line to change the identifiers and the dependencies paths <text:span text:style-name="T15">into the several binary files</text:span>.</text:p>
      <text:p text:style-name="P3"/>
      <text:p text:style-name="P3">After having used "macdeployqt" <text:span text:style-name="T1">(or doing the Qt deployment manually)</text:span>, you open the .app doing a right click and clicking on "Display the content of the package". You <text:span text:style-name="T1">copy the VLC "lib" and <text:s/>"plugins" folders located into the VLC bundle (for sure in youre "Application" directory) and you paste them in the opp executable directory (in "opp.app/Contents/MacOs/").</text:span></text:p>
      <text:p text:style-name="P3"/>
      <text:p text:style-name="P6">Note that the qt code embed<text:span text:style-name="T2">ded</text:span> into your software has to know where to search the Qt's ".framework" files and the Qt's plugins used. To do that we add the following lines into the "main" function in "main.cpp": </text:p>
      <text:p text:style-name="P6"/>
      <text:p text:style-name="P7"><text:span text:style-name="T2"><text:tab/>#if defined( Q_OS_MAC )</text:span></text:p>
      <text:p text:style-name="P8"><text:s text:c="8"/><text:tab/><text:tab/>QStringList libPaths;</text:p>
      <text:p text:style-name="P8"><text:s text:c="8"/><text:tab/><text:tab/>libPaths &lt;&lt; a.applicationDirPath() + "/../PlugIns";</text:p>
      <text:p text:style-name="P8"><text:s text:c="8"/><text:tab/><text:tab/>QApplication::setLibraryPaths( libPaths );</text:p>
      <text:p text:style-name="P8"><text:s text:c="4"/><text:tab/>#endif</text:p>
      <text:p text:style-name="P8"/>
      <text:p text:style-name="P8">If we don't do this, the executable "opp" won't work on computers with the Qt librarie installed. The mac linker will load the Qt's dependencies from the opp bundle whereas the executable "opp" will load <text:span text:style-name="T3">the Qt's dependencies from the Qt directory installed on the computer. The consequence will be that the OPP couldn't be launch and there will be an error saying that we try to launch two time the same dynamic library. <text:s/></text:span></text:p>
      <text:p text:style-name="P8"/>
      <text:p text:style-name="P8"/>
      <text:p text:style-name="P2"><text:span text:style-name="T3">D</text:span>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08:36:51.017000000</meta:creation-date>
    <meta:editing-duration>PT1H7M44S</meta:editing-duration>
    <meta:editing-cycles>20</meta:editing-cycles>
    <meta:generator>LibreOffice/4.1.3.2$Windows_x86 LibreOffice_project/70feb7d99726f064edab4605a8ab840c50ec57a</meta:generator>
    <dc:date>2014-09-24T10:42:32.554000000</dc:date>
    <meta:document-statistic meta:table-count="0" meta:image-count="0" meta:object-count="0" meta:page-count="1" meta:paragraph-count="14" meta:word-count="371" meta:character-count="2312" meta:non-whitespace-character-count="1913"/>
    <meta:user-defined meta:name="Info 1"/>
    <meta:user-defined meta:name="Info 2"/>
    <meta:user-defined meta:name="Info 3"/>
    <meta:user-defined meta:name="Info 4"/>
  </office:meta>
</office:document-meta>
</file>